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762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tuce : le paramètre type des transistors n’est pas numérique (c’est pnp ou npn). Il faut préciser à AMPL que type est « symbolique » :</text:p>
      <text:p text:style-name="Standard">param type{TRANS} symbolic ;</text:p>
      <text:p text:style-name="Standard"/>
      <text:p text:style-name="Standard"/>
      <text:p text:style-name="Standard">Pour la question 1, ne pas chercher à utiliser des min et des max.</text:p>
      <text:p text:style-name="Standard">Utiliser plutôt des contraintes d’inégalité et une minimisation/maximisation.</text:p>
      <text:p text:style-name="Standard">Cela vous aidera pour les questions qui suivent.</text:p>
      <text:p text:style-name="Standard"/>
      <text:p text:style-name="Standard">Astuce : le max d’un ensemble est le plus petit majorant.</text:p>
      <text:p text:style-name="Standard">Exemple :</text:p>
      <text:p text:style-name="Standard">Pour calculer le max de l’ensemble {1,5,2,3,8}, on peut résoudre :</text:p>
      <text:p text:style-name="Standard">minimize B ;</text:p>
      <text:p text:style-name="Standard">B ≥ 1</text:p>
      <text:p text:style-name="Standard">B ≥ 5</text:p>
      <text:p text:style-name="Standard">B ≥ 2</text:p>
      <text:p text:style-name="Standard">B ≥ 3</text:p>
      <text:p text:style-name="P1">B ≥ 8 </text:p>
      <text:p text:style-name="P1"/>
      <text:p text:style-name="P1"/>
      <text:p text:style-name="P1"/>
      <text:p text:style-name="P1">Astuce : on peut calculer simultanément le min et le max d’un ensemble. Penser à mettre dans un « étau » les valeurs et serrer.</text:p>
      <text:p text:style-name="P1">Exemple</text:p>
      <text:p text:style-name="P1">minimize ? – ? ; ← à vous de compléter</text:p>
      <text:p text:style-name="P1">Bmin ≤ 1</text:p>
      <text:p text:style-name="P1">Bmax ≥ 1</text:p>
      <text:p text:style-name="P1">Bmin ≤ 5</text:p>
      <text:p text:style-name="P1">Bmax ≥ 5</text:p>
      <text:p text:style-name="P1">….</text:p>
      <text:p text:style-name="P1"/>
      <text:p text:style-name="P1"/>
      <text:p text:style-name="P1"/>
      <text:p text:style-name="P1">Important : il ne peut y avoir qu’une seule commande maximize ou minimize par modèle. Si</text:p>
      <text:p text:style-name="P1">vous en mettez plusieurs, la commande solve n’en considère qu’une seule, vous n’aurez donc qu’un seul objectif qui sera minimisé/maximisé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10-11T09:56:24.436831122</dc:date>
    <meta:editing-duration>PT34M14S</meta:editing-duration>
    <meta:editing-cycles>7</meta:editing-cycles>
    <meta:generator>Collabora_Office/6.4.10.49$Linux_X86_64 LibreOffice_project/70f65227450890656b207e56e2c096a147e6d158</meta:generator>
    <meta:document-statistic meta:table-count="0" meta:image-count="0" meta:object-count="0" meta:page-count="1" meta:paragraph-count="24" meta:word-count="186" meta:character-count="957" meta:non-whitespace-character-count="793"/>
  </office:meta>
</office:document-meta>
</file>